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Normal">
      <style:text-properties style:font-name="Arial" style:font-name-complex="Arial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" style:family="paragraph" style:parent-style-name="Normal">
      <style:text-properties style:font-name="Arial" style:font-name-complex="Arial"/>
    </style:style>
    <style:style style:name="P5" style:family="paragraph" style:parent-style-name="Normal">
      <style:text-properties style:font-name="Arial" officeooo:paragraph-rsid="000b59cc" style:font-name-complex="Arial"/>
    </style:style>
    <style:style style:name="P6" style:family="paragraph" style:parent-style-name="Normal">
      <style:text-properties fo:color="#55308d" loext:opacity="100%" style:font-name="Arial" style:font-name-complex="Arial"/>
    </style:style>
    <style:style style:name="P7" style:family="paragraph" style:parent-style-name="Normal">
      <style:text-properties fo:color="#55308d" loext:opacity="100%" style:font-name="Arial" officeooo:rsid="000a1a2f" officeooo:paragraph-rsid="000a1a2f" style:font-name-complex="Arial"/>
    </style:style>
    <style:style style:name="P8" style:family="paragraph" style:parent-style-name="Normal">
      <style:text-properties fo:color="#55308d" loext:opacity="100%" style:font-name="Arial" officeooo:rsid="000b59cc" officeooo:paragraph-rsid="000b59cc" style:font-name-complex="Arial"/>
    </style:style>
    <style:style style:name="P9" style:family="paragraph" style:parent-style-name="Normal">
      <style:text-properties fo:color="#55308d" loext:opacity="100%" officeooo:rsid="000b59cc" officeooo:paragraph-rsid="000b59c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c000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55308d" loext:opacity="100%"/>
    </style:style>
    <style:style style:name="T4" style:family="text">
      <style:text-properties fo:color="#55308d" loext:opacity="100%" officeooo:rsid="000a1a2f"/>
    </style:style>
    <style:style style:name="T5" style:family="text">
      <style:text-properties fo:color="#55308d" loext:opacity="100%" officeooo:rsid="000b59cc"/>
    </style:style>
    <style:style style:name="T6" style:family="text">
      <style:text-properties officeooo:rsid="000b5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1">Questions techniques projet </text:span></text:span><text:span text:style-name="Police_20_par_20_défaut"><text:span text:style-name="T2">Vite</text:span></text:span><text:span text:style-name="Police_20_par_20_défaut"><text:span text:style-name="T1">sono</text:span></text:span></text:p>
      <text:p text:style-name="P1"/>
      <text:p text:style-name="P2">1./ Pourquoi avoir choisi le framework SvelteJS ?</text:p>
      <text:p text:style-name="P2"><text:a xlink:type="simple" xlink:href="https://2021.stateofjs.com/en-US/libraries/front-end-frameworks/" text:style-name="Internet_20_link" text:visited-style-name="Visited_20_Internet_20_Link">https://2021.stateofjs.com/en-US/libraries/front-end-frameworks/</text:a><text:line-break/><text:span text:style-name="T3">&gt; </text:span><text:span text:style-name="T4">Framework frontend avec le plus de satisfaction et plus de 2 d’existence</text:span></text:p>
      <text:p text:style-name="P2"/>
      <text:p text:style-name="P5">2./ Comment a été configuré Tailwind CSS dans le projet ?</text:p>
      <text:p text:style-name="P5"><text:span text:style-name="T5">Utilisation d’un exemple trouvé sur internet et adapté pour les besoins du projet</text:span><text:line-break/><text:span text:style-name="T3">app.sys.svelte\postcss.config.js<text:line-break/>app.sys.svelte\rollup.config.js<text:line-break/>app.sys.svelte\tailwind.config.js</text:span></text:p>
      <text:p text:style-name="P2"/>
      <text:p text:style-name="P2">3./ Pourquoi l’utilisation de NodeJS est comment a-t-il été intégré au projet ?</text:p>
      <text:p text:style-name="P7">Pour le tooling périphérique (conversion de données, <text:span text:style-name="T6">import de donnée de la base, lancement parallèle des composants du projet</text:span>)</text:p>
      <text:p text:style-name="P2"/>
      <text:p text:style-name="P2">4./ Comment fonctionne DENO à l’intérieur du projet ?</text:p>
      <text:p text:style-name="P7">C’est le serveur d’API</text:p>
      <text:p text:style-name="P2"/>
      <text:p text:style-name="P2">5./ Comment est implanté l’écriture Typescript ?</text:p>
      <text:p text:style-name="P7">C’est natif dans DENO</text:p>
      <text:p text:style-name="P2"/>
      <text:p text:style-name="P2">6./ Pourquoi l’utilisation du router ‘svelte-spa-router’ et comment a-t-il été intégré ?</text:p>
      <text:p text:style-name="P7">Pour ne pas réécrire un router <text:span text:style-name="T6">(navigation, back, forward, navigation par programmation compatible avec le SPA).<text:line-break/></text:span>Il n’y a pas de router dans SVELTE</text:p>
      <text:p text:style-name="P2"/>
      <text:p text:style-name="P2">7./ Comment a été implanté le serveur Nginx ?<text:line-break/><text:span text:style-name="T4">Le binaire de nginx a été téléchargé.<text:line-break/>La configuration a été adapté pour le projet </text:span><text:span text:style-name="T3"><text:line-break/></text:span><text:span text:style-name="T4">(nginx.dev\nginx-1.20.2\conf\nginx.conf)</text:span></text:p>
      <text:p text:style-name="P2"/>
      <text:p text:style-name="P2">8./ Comment a été configuré GIT à l’intérieur de VSCode ?</text:p>
      <text:p text:style-name="P8">Pas de configuration. Utilisation d’un plugin sous vscode.<text:line-break/>Ajout des clés publiques .ssh dans le $HOME de MS windows<text:line-break/>Le git clone du dépôt utilise la clé qui avait été préalablement autorisée sur le serveur</text:p>
      <text:p text:style-name="P2"><text:soft-page-break/>9./ Comment est géré l’API ainsi que sa configuration dans le projet ?</text:p>
      <text:p text:style-name="P6">api.dev\router.ts</text:p>
      <text:p text:style-name="P2">10./ Pourquoi avoir fait le choix de la bdd Sqlite et comment est il intégré dans le projet ?</text:p>
      <text:p text:style-name="P9">Plus simple à mettre en œuvre qu’une BDD MySQL/Mariadb ou Postgresqdb dans le cadre du projet <text:line-break/>(démonstrateur)</text:p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dc:title/>
    <dc:description/>
    <dc:subject/>
    <meta:initial-creator>Vincent Pruchnowski</meta:initial-creator>
    <meta:creation-date>2022-04-08T06:32:00Z</meta:creation-date>
    <dc:date>2022-04-08T16:02:31.776000000</dc:date>
    <meta:editing-cycles>6</meta:editing-cycles>
    <meta:editing-duration>PT15M17S</meta:editing-duration>
    <meta:document-statistic meta:table-count="0" meta:image-count="0" meta:object-count="0" meta:page-count="2" meta:paragraph-count="20" meta:word-count="266" meta:character-count="1769" meta:non-whitespace-character-count="1521"/>
    <meta:template xlink:type="simple" xlink:actuate="onRequest" xlink:title="" xlink:href="../../Downloads/Questions%20techniques%20projet%20Vitesono.odt/Normal.dotm"/>
  </office:meta>
</office:document-meta>
</file>